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serif"/>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105cm" fo:margin-left="0cm" table:align="left" fo:background-color="#272822">
        <style:background-image/>
      </style:table-properties>
    </style:style>
    <style:style style:name="Table1.A" style:family="table-column">
      <style:table-column-properties style:column-width="0.584cm"/>
    </style:style>
    <style:style style:name="Table1.B" style:family="table-column">
      <style:table-column-properties style:column-width="17.521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8.408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8.009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6.782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6.383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7.708cm" fo:margin-left="0cm" table:align="left" fo:background-color="#272822">
        <style:background-image/>
      </style:table-properties>
    </style:style>
    <style:style style:name="Table4.A" style:family="table-column">
      <style:table-column-properties style:column-width="0.399cm"/>
    </style:style>
    <style:style style:name="Table4.B" style:family="table-column">
      <style:table-column-properties style:column-width="17.309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P1"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2" style:family="paragraph" style:parent-style-name="Standard">
      <style:text-properties fo:font-variant="normal" fo:text-transform="none" fo:color="#000000" style:font-name="Lato" fo:font-size="10.5pt" fo:letter-spacing="normal" fo:font-style="normal" fo:font-weight="normal"/>
    </style:style>
    <style:style style:name="P3" style:family="paragraph" style:parent-style-name="Standard">
      <style:text-properties fo:font-variant="normal" fo:text-transform="none" fo:color="#000000" style:font-name="Lato" fo:font-size="10.5pt" fo:letter-spacing="normal" fo:font-style="normal" fo:font-weight="normal" officeooo:rsid="001f9bfe" officeooo:paragraph-rsid="001f9bfe"/>
    </style:style>
    <style:style style:name="P4" style:family="paragraph" style:parent-style-name="Standard">
      <style:text-properties officeooo:rsid="0020adc1" officeooo:paragraph-rsid="0020adc1"/>
    </style:style>
    <style:style style:name="P5" style:family="paragraph" style:parent-style-name="Standard">
      <style:text-properties officeooo:paragraph-rsid="0020adc1"/>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7254e" style:font-name="Menlo" fo:font-size="9pt" fo:letter-spacing="normal" fo:font-style="normal" fo:font-weight="normal"/>
    </style:style>
    <style:style style:name="P8" style:family="paragraph" style:parent-style-name="Standard">
      <style:paragraph-properties fo:margin-left="0cm" fo:margin-right="0cm" fo:text-align="justify" style:justify-single-word="false" fo:orphans="2" fo:widows="2" fo:text-indent="0cm" style:auto-text-indent="false"/>
    </style:style>
    <style:style style:name="P9" style:family="paragraph" style:parent-style-name="Standard">
      <style:paragraph-properties fo:margin-left="0cm" fo:margin-right="0cm" fo:margin-top="0cm" fo:margin-bottom="0cm" loext:contextual-spacing="false" fo:line-height="140%" fo:text-align="justify" style:justify-single-word="false" fo:orphans="2" fo:widows="2" fo:text-indent="0cm" style:auto-text-indent="false"/>
    </style:style>
    <style:style style:name="P10" style:family="paragraph" style:parent-style-name="Standard">
      <style:paragraph-properties fo:margin-left="0cm" fo:margin-right="0cm" fo:margin-top="0cm" fo:margin-bottom="0cm" loext:contextual-spacing="false" fo:line-height="140%" fo:orphans="2" fo:widows="2" fo:text-indent="0cm" style:auto-text-indent="false"/>
    </style:style>
    <style:style style:name="P11" style:family="paragraph" style:parent-style-name="Text_20_body" style:list-style-name="L3">
      <style:text-properties fo:font-variant="normal" fo:text-transform="none" fo:color="#000000" style:font-name="inherit" fo:font-size="10.5pt" fo:letter-spacing="normal" fo:font-style="normal" fo:font-weight="normal"/>
    </style:style>
    <style:style style:name="P12" style:family="paragraph" style:parent-style-name="Text_20_body" style:list-style-name="L8">
      <style:text-properties fo:font-variant="normal" fo:text-transform="none" fo:color="#000000" style:font-name="inherit" fo:font-size="10.5pt" fo:letter-spacing="normal" fo:font-style="normal" fo:font-weight="normal"/>
    </style:style>
    <style:style style:name="P13" style:family="paragraph" style:parent-style-name="Text_20_body" style:list-style-name="L19">
      <style:text-properties fo:font-variant="normal" fo:text-transform="none" fo:color="#000000" style:font-name="inherit" fo:font-size="10.5pt" fo:letter-spacing="normal" fo:font-style="normal" fo:font-weight="normal"/>
    </style:style>
    <style:style style:name="P14" style:family="paragraph" style:parent-style-name="Text_20_body" style:list-style-name="L14"/>
    <style:style style:name="P15" style:family="paragraph" style:parent-style-name="Text_20_body" style:list-style-name="L19"/>
    <style:style style:name="P16" style:family="paragraph" style:parent-style-name="Text_20_body" style:list-style-name="L18">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0.5pt" fo:letter-spacing="normal" fo:font-style="normal" fo:font-weight="normal"/>
    </style:style>
    <style:style style:name="P17" style:family="paragraph" style:parent-style-name="Text_20_body" style:list-style-name="L2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0.5pt" fo:letter-spacing="normal" fo:font-style="normal" fo:font-weight="normal"/>
    </style:style>
    <style:style style:name="P18" style:family="paragraph" style:parent-style-name="Text_20_body">
      <style:paragraph-properties fo:margin-left="0cm" fo:margin-right="0cm" fo:margin-top="0cm" fo:margin-bottom="0cm" loext:contextual-spacing="false" fo:line-height="140%" fo:orphans="2" fo:widows="2" fo:text-indent="0cm" style:auto-text-indent="false" fo:padding="0cm" fo:border="none"/>
    </style:style>
    <style:style style:name="P19" style:family="paragraph" style:parent-style-name="Heading_20_1">
      <style:paragraph-properties fo:margin-left="0cm" fo:margin-right="0cm" fo:margin-top="0cm" fo:margin-bottom="0cm" loext:contextual-spacing="false" fo:line-height="110%" fo:orphans="2" fo:widows="2" fo:text-indent="0cm" style:auto-text-indent="false" fo:padding="0cm" fo:border="none"/>
      <style:text-properties fo:font-variant="normal" fo:text-transform="none" fo:color="#dd0000" style:font-name="inherit" fo:font-size="18pt" fo:letter-spacing="normal" fo:font-style="normal" fo:font-weight="bold" loext:padding="0cm" loext:border="none"/>
    </style:style>
    <style:style style:name="P20" style:family="paragraph" style:parent-style-name="Heading_20_2">
      <style:text-properties fo:font-variant="normal" fo:text-transform="none" fo:color="#dd0000" style:font-name="inherit" fo:font-size="16.5pt" fo:letter-spacing="normal" fo:font-style="normal" fo:font-weight="bold" loext:padding="0cm" loext:border="none"/>
    </style:style>
    <style:style style:name="P21" style:family="paragraph" style:parent-style-name="Heading_20_3">
      <style:text-properties fo:font-variant="normal" fo:text-transform="none" fo:color="#dd0000" style:font-name="inherit" fo:font-size="15pt" fo:letter-spacing="normal" fo:font-style="normal" fo:font-weight="bold" loext:padding="0cm" loext:border="none"/>
    </style:style>
    <style:style style:name="P2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2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2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2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2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T1" style:family="text">
      <style:text-properties officeooo:rsid="001dd02d"/>
    </style:style>
    <style:style style:name="T2" style:family="text">
      <style:text-properties fo:font-variant="normal" fo:text-transform="none" fo:color="#000000" style:font-name="inherit" fo:font-size="10.5pt" fo:letter-spacing="normal" fo:font-style="normal" fo:font-weight="normal"/>
    </style:style>
    <style:style style:name="T3" style:family="text">
      <style:text-properties fo:font-variant="normal" fo:text-transform="none" fo:color="#000000" style:font-name="inherit" fo:font-size="10.5pt" fo:letter-spacing="normal" fo:font-style="normal" fo:font-weight="normal" officeooo:rsid="00267cb3"/>
    </style:style>
    <style:style style:name="T4" style:family="text">
      <style:text-properties fo:font-variant="normal" fo:text-transform="none" fo:color="#000000" style:font-name="inherit" fo:font-size="10.5pt" fo:letter-spacing="normal" fo:font-style="italic" fo:font-weight="normal" loext:padding="0cm" loext:border="none"/>
    </style:style>
    <style:style style:name="T5" style:family="text">
      <style:text-properties fo:font-variant="normal" fo:text-transform="none" fo:color="#000000" style:font-name="Lato" fo:font-size="10.5pt" fo:letter-spacing="normal" fo:font-style="normal" fo:font-weight="normal"/>
    </style:style>
    <style:style style:name="T6" style:family="text">
      <style:text-properties fo:font-variant="normal" fo:text-transform="none" fo:color="#000000" style:font-name="Lato" fo:font-size="10.5pt" fo:letter-spacing="normal" fo:font-style="normal" fo:font-weight="bold"/>
    </style:style>
    <style:style style:name="T7" style:family="text">
      <style:text-properties fo:font-variant="normal" fo:text-transform="none" fo:color="#000000" style:font-name="Lato" fo:letter-spacing="normal" fo:font-style="normal" fo:font-weight="normal" loext:padding="0cm" loext:border="none"/>
    </style:style>
    <style:style style:name="T8" style:family="text">
      <style:text-properties fo:font-variant="normal" fo:text-transform="none" fo:color="#000000" fo:letter-spacing="normal"/>
    </style:style>
    <style:style style:name="T9" style:family="text">
      <style:text-properties fo:font-variant="normal" fo:text-transform="none" fo:color="#000000" style:font-name="Menlo" fo:font-size="9pt" fo:letter-spacing="normal" fo:font-style="normal" fo:font-weight="normal" fo:background-color="#f9f2f4" loext:char-shading-value="0" loext:padding="0cm" loext:border="none"/>
    </style:style>
    <style:style style:name="T10" style:family="text">
      <style:text-properties fo:font-variant="normal" fo:text-transform="none" fo:color="#c7254e" style:font-name="Menlo" fo:font-size="9pt" fo:letter-spacing="normal" fo:font-style="normal" fo:font-weight="normal"/>
    </style:style>
    <style:style style:name="T11"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12" style:family="text">
      <style:text-properties fo:font-variant="normal" fo:text-transform="none" fo:color="#c7254e" style:font-name="Menlo" fo:font-size="9pt" fo:letter-spacing="normal" fo:font-style="normal" fo:font-weight="normal" loext:padding="0cm" loext:border="none"/>
    </style:style>
    <style:style style:name="T13" style:family="text">
      <style:text-properties fo:font-variant="normal" fo:text-transform="none" fo:color="#c7254e" style:font-name="Menlo" fo:font-size="11.25pt" fo:letter-spacing="normal" fo:font-style="normal" fo:font-weight="normal"/>
    </style:style>
    <style:style style:name="T14" style:family="text">
      <style:text-properties fo:font-variant="normal" fo:text-transform="none" fo:color="#c7254e" style:font-name="Menlo" fo:font-size="11.25pt" fo:letter-spacing="normal" fo:font-style="normal" fo:font-weight="normal" fo:background-color="#f9f2f4" loext:char-shading-value="0" loext:padding="0cm" loext:border="none"/>
    </style:style>
    <style:style style:name="T15" style:family="text">
      <style:text-properties fo:font-variant="normal" fo:text-transform="none" fo:color="#c7254e" style:font-name="Menlo" fo:font-size="11.25pt" fo:letter-spacing="normal" fo:font-style="normal" fo:font-weight="normal" officeooo:rsid="0020adc1" fo:background-color="#f9f2f4" loext:char-shading-value="0" loext:padding="0cm" loext:border="none"/>
    </style:style>
    <style:style style:name="T16" style:family="text">
      <style:text-properties fo:font-variant="normal" fo:text-transform="none" fo:color="#c7254e" fo:letter-spacing="normal"/>
    </style:style>
    <style:style style:name="T17" style:family="text">
      <style:text-properties fo:font-variant="normal" fo:text-transform="none" fo:color="#c7254e" style:font-name="inherit" fo:font-size="9pt" fo:letter-spacing="normal" fo:font-style="italic" fo:font-weight="normal" fo:background-color="#f9f2f4" loext:char-shading-value="0" loext:padding="0cm" loext:border="none"/>
    </style:style>
    <style:style style:name="T18" style:family="text">
      <style:text-properties fo:font-variant="normal" fo:text-transform="none" fo:color="#0f1bff" style:text-line-through-style="none" style:text-line-through-type="none" style:font-name="inherit" fo:font-size="11.25pt" fo:letter-spacing="normal"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0f1bff" style:text-line-through-style="none" style:text-line-through-type="none" style:font-name="inherit" fo:font-size="11.25pt" fo:letter-spacing="normal" fo:font-style="normal" style:text-underline-style="none" fo:font-weight="normal" officeooo:rsid="0020adc1" style:text-blinking="false" fo:background-color="transparent" loext:char-shading-value="0" loext:padding="0cm" loext:border="none"/>
    </style:style>
    <style:style style:name="T20" style:family="text">
      <style:text-properties style:font-name="inherit"/>
    </style:style>
    <style:style style:name="T21"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T22"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23" style:family="text">
      <style:text-properties fo:color="#66d9ef"/>
    </style:style>
    <style:style style:name="T24" style:family="text">
      <style:text-properties fo:color="#66d9ef" style:font-name="inherit"/>
    </style:style>
    <style:style style:name="T25" style:family="text">
      <style:text-properties fo:color="#006fe0"/>
    </style:style>
    <style:style style:name="T26" style:family="text">
      <style:text-properties fo:color="#006fe0" style:font-name="inherit"/>
    </style:style>
    <style:style style:name="T27" style:family="text">
      <style:text-properties fo:color="#a6e22d"/>
    </style:style>
    <style:style style:name="T28" style:family="text">
      <style:text-properties fo:color="#f92650"/>
    </style:style>
    <style:style style:name="T29" style:family="text">
      <style:text-properties fo:color="#f92650" style:font-name="inherit"/>
    </style:style>
    <style:style style:name="T30" style:family="text">
      <style:text-properties fo:color="#f8f8f2"/>
    </style:style>
    <style:style style:name="T31" style:family="text">
      <style:text-properties fo:color="#f8f8f2" style:font-name="inherit"/>
    </style:style>
    <style:style style:name="T32" style:family="text">
      <style:text-properties fo:color="#75715e" style:font-name="inherit"/>
    </style:style>
    <style:style style:name="T33" style:family="text">
      <style:text-properties fo:color="#ae81ff" style:font-name="inherit"/>
    </style:style>
    <style:style style:name="T34" style:family="text">
      <style:text-properties fo:color="#e6db5d" style:font-name="inherit"/>
    </style:style>
    <style:style style:name="T35" style:family="text">
      <style:text-properties officeooo:rsid="0020adc1"/>
    </style:style>
    <style:style style:name="T36" style:family="text">
      <style:text-properties fo:color="#aaaaaa" style:font-name="Lato" fo:font-size="12.75pt" fo:letter-spacing="normal" fo:font-style="italic" fo:font-weight="normal"/>
    </style:style>
    <style:style style:name="T37" style:family="text">
      <style:text-properties officeooo:rsid="0023f7a8"/>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Linux_Device_Driver_Tutorial_Programming"/>Linux Device Driver Tutorial Programming</text:h>
      <text:p text:style-name="Standard"/>
      <text:h text:style-name="P19" text:outline-level="1"><text:bookmark text:name="Introduction"/>Introduction</text:h>
      <text:p text:style-name="Standard"/>
      <text:p text:style-name="P6">We already know that in Linux everything is a File. So in this tutorial we are going to develop two applications.</text:p>
      <text:p text:style-name="Standard"/>
      <text:p text:style-name="Standard"><text:tab/><text:tab/><text:span text:style-name="T1">1. </text:span><text:span text:style-name="T2">User Space application (User program)</text:span></text:p>
      <text:p text:style-name="Standard"><text:tab/><text:tab/><text:span text:style-name="T1">2. </text:span><text:span text:style-name="T2">Kernel Space program (Driver)</text:span></text:p>
      <text:p text:style-name="Standard"/>
      <text:p text:style-name="P6">User Program will communicate with the kernel space program using device file. Lets Start.</text:p>
      <text:p text:style-name="Standard"/>
      <text:h text:style-name="P19" text:outline-level="1"><text:bookmark text:name="Kernel_Space_Program_Device_Driver"/>Kernel Space Program (Device Driver)</text:h>
      <text:p text:style-name="Standard"/>
      <text:p text:style-name="P6">We already know about major, minor number, device file and file operations of device driver. If you don’t know please visit our previous tutorials. Now we are going to discuss more about file operations in device driver. Basically there are four functions in device driver.</text:p>
      <text:p text:style-name="Standard"/>
      <text:list xml:id="list9005509090540422352" text:style-name="L3">
        <text:list-item>
          <text:p text:style-name="P11">Open driver</text:p>
        </text:list-item>
        <text:list-item>
          <text:p text:style-name="P11">Write Driver</text:p>
        </text:list-item>
        <text:list-item>
          <text:p text:style-name="P11">Read Driver</text:p>
        </text:list-item>
        <text:list-item>
          <text:p text:style-name="P11">Close Driver</text:p>
        </text:list-item>
      </text:list>
      <text:p text:style-name="P2">Now we will see one by one of this functions. Before that i will explain the concept of this driver.</text:p>
      <text:p text:style-name="Standard"/>
      <text:h text:style-name="P20" text:outline-level="2"><text:bookmark text:name="Concept"/>Concept</text:h>
      <text:p text:style-name="P6">Using this driver we can send string or data to the kernel device driver using write function. It will store those string in kernel space. Then when i read the device file, it will send the data which is written by write by function.</text:p>
      <text:p text:style-name="Standard"/>
      <text:h text:style-name="P20" text:outline-level="2"><text:bookmark text:name="Functions_used_in_this_driver"/>Functions used in this driver</text:h>
      <text:list xml:id="list4506425143635092855" text:style-name="L8">
        <text:list-item>
          <text:p text:style-name="P12">kmalloc()</text:p>
        </text:list-item>
        <text:list-item>
          <text:p text:style-name="P12">kfree()</text:p>
        </text:list-item>
        <text:list-item>
          <text:p text:style-name="P12">copy_from_user()</text:p>
        </text:list-item>
        <text:list-item>
          <text:p text:style-name="P12">copy_to_user()</text:p>
        </text:list-item>
      </text:list>
      <text:h text:style-name="P21" text:outline-level="3"><text:bookmark text:name="kmalloc"/>kmalloc()</text:h>
      <text:p text:style-name="Standard"><text:span text:style-name="T5">We will see the memory allocation methods available in kernel, in future tutorial. But now we will use only </text:span><text:span text:style-name="Source_20_Text"><text:span text:style-name="T11">kmalloc</text:span></text:span><text:span text:style-name="Source_20_Text"><text:span text:style-name="T9"> </text:span></text:span><text:span text:style-name="T5">in this tutorial.</text:span></text:p>
      <text:p text:style-name="Standard"/>
      <text:p text:style-name="P2">kmalloc function is used to allocate the memory in kernel space. This is like a malloc() function in user space. The function is fast (unless it blocks) and doesn’t clear the memory <text:soft-page-break/>it obtains. The allocated region still holds its previous content. The allocated region is also contiguous in physical memory.</text:p>
      <text:p text:style-name="Standard"/>
      <text:p text:style-name="Standard"><text:tab/><text:span text:style-name="T10">#include &lt;linux/slab.h&gt;</text:span></text:p>
      <text:p text:style-name="Standard"><text:tab/><text:span text:style-name="T10">void *kmalloc(size_t size, </text:span><text:span text:style-name="T12">gfp_t</text:span><text:span text:style-name="T16"> </text:span><text:span text:style-name="T10">flags);</text:span></text:p>
      <text:p text:style-name="Standard"/>
      <text:p text:style-name="Standard"><text:span text:style-name="Strong_20_Emphasis"><text:span text:style-name="T6">Arguments</text:span></text:span></text:p>
      <text:p text:style-name="Standard"/>
      <text:p text:style-name="Standard"><text:tab/><text:span text:style-name="Emphasis"><text:span text:style-name="Source_20_Text"><text:span text:style-name="T11">size_t size</text:span></text:span></text:span><text:span text:style-name="Emphasis"><text:span text:style-name="T4">– </text:span></text:span><text:span text:style-name="T5">how many bytes of memory are required.</text:span></text:p>
      <text:p text:style-name="Standard"><text:tab/></text:p>
      <text:p text:style-name="Standard"><text:tab/><text:span text:style-name="Emphasis"><text:span text:style-name="Source_20_Text"><text:span text:style-name="T11">gfp_t flags</text:span></text:span></text:span><text:span text:style-name="Emphasis"><text:span text:style-name="T4">– </text:span></text:span><text:span text:style-name="T7">the type of memory to allocate.</text:span></text:p>
      <text:p text:style-name="Standard"/>
      <text:p text:style-name="Standard"><text:span text:style-name="T5">The </text:span><text:span text:style-name="Emphasis"><text:span text:style-name="Source_20_Text"><text:span text:style-name="T11">flags </text:span></text:span></text:span><text:span text:style-name="T5">argument may be one of:</text:span></text:p>
      <text:p text:style-name="Standard"/>
      <text:p text:style-name="Standard"><text:tab/><text:span text:style-name="Source_20_Text"><text:span text:style-name="T11">GFP_USER </text:span></text:span><text:span text:style-name="T8">– </text:span><text:span text:style-name="T5">Allocate memory on behalf of user. May sleep.</text:span></text:p>
      <text:p text:style-name="Standard"/>
      <text:p text:style-name="Standard"><text:tab/><text:span text:style-name="Source_20_Text"><text:span text:style-name="T11">GFP_KERNEL </text:span></text:span><text:span text:style-name="T8">– </text:span><text:span text:style-name="T5">Allocate normal kernel ram. May sleep.</text:span></text:p>
      <text:p text:style-name="Standard"/>
      <text:p text:style-name="Standard"><text:tab/><text:span text:style-name="Source_20_Text"><text:span text:style-name="T11">GFP_ATOMIC </text:span></text:span><text:span text:style-name="T8">– </text:span><text:span text:style-name="T5">Allocation will not sleep. May use emergency pools. For example, use <text:tab/><text:tab/><text:tab/>this inside interrupt handlers.</text:span></text:p>
      <text:p text:style-name="Standard"><text:tab/><text:span text:style-name="Source_20_Text"><text:span text:style-name="T11">GFP_HIGHUSER </text:span></text:span><text:span text:style-name="T8">– </text:span><text:span text:style-name="T5">Allocate pages from high memory.</text:span></text:p>
      <text:p text:style-name="Standard"/>
      <text:p text:style-name="Standard"><text:tab/><text:span text:style-name="Source_20_Text"><text:span text:style-name="T11">GFP_NOIO </text:span></text:span><text:span text:style-name="T8">– </text:span><text:span text:style-name="T5">Do not do any I/O at all while trying to get memory.</text:span></text:p>
      <text:p text:style-name="Standard"/>
      <text:p text:style-name="Standard"><text:tab/><text:span text:style-name="Source_20_Text"><text:span text:style-name="T11">GFP_NOFS </text:span></text:span><text:span text:style-name="T8">– </text:span><text:span text:style-name="T5">Do not make any fs calls while trying to get memory.</text:span></text:p>
      <text:p text:style-name="Standard"/>
      <text:p text:style-name="Standard"><text:tab/><text:span text:style-name="Source_20_Text"><text:span text:style-name="T11">GFP_NOWAIT </text:span></text:span><text:span text:style-name="T8">– </text:span><text:span text:style-name="T5">Allocation will not sleep.</text:span></text:p>
      <text:p text:style-name="Standard"/>
      <text:p text:style-name="Standard"><text:tab/><text:span text:style-name="Source_20_Text"><text:span text:style-name="T11">__GFP_THISNODE </text:span></text:span><text:span text:style-name="T8">– </text:span><text:span text:style-name="T5">Allocate node-local memory only.</text:span></text:p>
      <text:p text:style-name="Standard"/>
      <text:p text:style-name="Standard"><text:tab/><text:span text:style-name="Source_20_Text"><text:span text:style-name="T11">GFP_DMA </text:span></text:span><text:span text:style-name="T8">– </text:span><text:span text:style-name="T5">Allocation suitable for DMA. Should only be used for </text:span><text:span text:style-name="Source_20_Text"><text:span text:style-name="T11">kmalloc</text:span></text:span><text:span text:style-name="Source_20_Text"><text:span text:style-name="T9"> </text:span></text:span><text:span text:style-name="T5">caches. <text:tab/><text:tab/><text:tab/> <text:s text:c="4"/>Otherwise, use a slab created with SLAB_DMA.</text:span></text:p>
      <text:p text:style-name="Standard"><text:span text:style-name="T5"/></text:p>
      <text:p text:style-name="Standard"><text:span text:style-name="T5">Also it is possible to set different flags by OR’ing in one or more of the following additional </text:span><text:span text:style-name="Emphasis"><text:span text:style-name="Source_20_Text"><text:span text:style-name="T11">flags</text:span></text:span></text:span><text:span text:style-name="T5">:</text:span></text:p>
      <text:p text:style-name="Standard"><text:tab/><text:span text:style-name="Source_20_Text"><text:span text:style-name="T11">__GFP_NORETRY </text:span></text:span><text:span text:style-name="T8">– </text:span><text:span text:style-name="T5">If memory is not immediately available, then give up at once.</text:span></text:p>
      <text:p text:style-name="Standard"/>
      <text:p text:style-name="Standard"><text:tab/><text:span text:style-name="Source_20_Text"><text:span text:style-name="T11">__GFP_NOWARN </text:span></text:span><text:span text:style-name="T8">– </text:span><text:span text:style-name="T5">If allocation fails, don’t issue any warnings.</text:span></text:p>
      <text:p text:style-name="Standard"/>
      <text:p text:style-name="Standard"><text:tab/><text:span text:style-name="Source_20_Text"><text:span text:style-name="T11">__GFP_REPEAT </text:span></text:span><text:span text:style-name="T8">– </text:span><text:span text:style-name="T5">If allocation fails initially, try once more before failing.</text:span></text:p>
      <text:p text:style-name="Standard"/>
      <text:p text:style-name="Standard"><text:tab/><text:span text:style-name="T5">There are other flags available as well, but these are not intended for general use, <text:tab/>and so are not documented here. For a full list of potential flags, always refer to <text:tab/>linux/gfp.h.</text:span></text:p>
      <text:p text:style-name="Standard"/>
      <text:h text:style-name="P21" text:outline-level="3"><text:bookmark text:name="kfree"/>kfree()</text:h>
      <text:p text:style-name="P6">This is like a free() function in user space. This is used to free the previously allocated memory.</text:p>
      <text:p text:style-name="Standard"><text:tab/><text:tab/><text:span text:style-name="T10">void kfree(const void *objp)</text:span></text:p>
      <text:p text:style-name="P8"><text:span text:style-name="Strong_20_Emphasis"><text:span text:style-name="T6">Arguments</text:span></text:span></text:p>
      <text:p text:style-name="Standard"><text:tab/><text:tab/><text:span text:style-name="Source_20_Text"><text:span text:style-name="T11">*objp </text:span></text:span><text:span text:style-name="T8">– </text:span><text:span text:style-name="T5">pointer returned by kmalloc</text:span></text:p>
      <text:p text:style-name="Standard"/>
      <text:p text:style-name="Standard"/>
      <text:h text:style-name="P21" text:outline-level="3"><text:bookmark text:name="copy_from_user"/><text:soft-page-break/>copy_from_user()</text:h>
      <text:p text:style-name="P6">This function is used to Copy a block of data from user space (Copy data from user space to kernel space).</text:p>
      <text:p text:style-name="Standard"/>
      <text:p text:style-name="P7">unsigned long copy_from_user(void *to, const void __user *from, unsigned long <text:s/>n);</text:p>
      <text:p text:style-name="Standard"/>
      <text:p text:style-name="P8"><text:span text:style-name="Strong_20_Emphasis"><text:span text:style-name="T6">Arguments</text:span></text:span></text:p>
      <text:p text:style-name="Standard"/>
      <text:p text:style-name="Standard"><text:tab/><text:span text:style-name="Source_20_Text"><text:span text:style-name="T11">to </text:span></text:span><text:span text:style-name="T8">– </text:span><text:span text:style-name="T5">Destination address, in kernel space</text:span></text:p>
      <text:p text:style-name="Standard"/>
      <text:p text:style-name="Standard"><text:tab/><text:span text:style-name="Source_20_Text"><text:span text:style-name="T11">from </text:span></text:span><text:span text:style-name="T8">– </text:span><text:span text:style-name="T5">Source address in user space</text:span></text:p>
      <text:p text:style-name="Standard"/>
      <text:p text:style-name="Standard"><text:tab/><text:span text:style-name="Source_20_Text"><text:span text:style-name="T11">n </text:span></text:span><text:span text:style-name="T8">– </text:span><text:span text:style-name="T5">Number of bytes to copy</text:span></text:p>
      <text:p text:style-name="Standard"/>
      <text:p text:style-name="P6">Returns number of bytes that could not be copied. On success, this will be zero.</text:p>
      <text:p text:style-name="Standard"/>
      <text:h text:style-name="P21" text:outline-level="3"><text:bookmark text:name="copy_to_user"/>copy_to_user()</text:h>
      <text:p text:style-name="P6">This function is used to Copy a block of data into user space (Copy data from kernel space to user space).</text:p>
      <text:p text:style-name="Standard"/>
      <text:p text:style-name="P7">unsigned long copy_to_user(const void __user *to, const void *from, unsigned long <text:s/>n);</text:p>
      <text:p text:style-name="Standard"/>
      <text:p text:style-name="P8"><text:span text:style-name="Strong_20_Emphasis"><text:span text:style-name="T6">Arguments</text:span></text:span></text:p>
      <text:p text:style-name="Standard"><text:tab/><text:tab/><text:span text:style-name="Source_20_Text"><text:span text:style-name="T11">to </text:span></text:span><text:span text:style-name="T8">– </text:span><text:span text:style-name="T5">Destination address, in user space</text:span></text:p>
      <text:p text:style-name="Standard"><text:tab/><text:tab/></text:p>
      <text:p text:style-name="Standard"><text:tab/><text:tab/><text:span text:style-name="Source_20_Text"><text:span text:style-name="T11">from </text:span></text:span><text:span text:style-name="T8">– </text:span><text:span text:style-name="T5">Source address in kernel space</text:span></text:p>
      <text:p text:style-name="Standard"/>
      <text:p text:style-name="Standard"><text:tab/><text:tab/><text:span text:style-name="Source_20_Text"><text:span text:style-name="T11">n </text:span></text:span><text:span text:style-name="T8">– </text:span><text:span text:style-name="T5">Number of bytes to copy</text:span></text:p>
      <text:p text:style-name="Standard"/>
      <text:p text:style-name="P3">Returns number of bytes that could not be copied. On success, this will be zero.</text:p>
      <text:p text:style-name="Standard"/>
      <text:h text:style-name="P20" text:outline-level="2"><text:bookmark text:name="Open"/>Open()</text:h>
      <text:p text:style-name="P9"><text:span text:style-name="T5">This function is called first, whenever we are opening the device file. In this function i am going to allocate the memory using </text:span><text:span text:style-name="Source_20_Text"><text:span text:style-name="T11">kmalloc</text:span></text:span><text:span text:style-name="T5">. In user space application you can use open() system call to open the device file.</text:span></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22">1</text:p>
            <text:p text:style-name="P23">2</text:p>
            <text:p text:style-name="P22">3</text:p>
            <text:p text:style-name="P23">4</text:p>
            <text:p text:style-name="P22">5</text:p>
            <text:p text:style-name="P23">6</text:p>
            <text:p text:style-name="P22">7</text:p>
            <text:p text:style-name="P23">8</text:p>
            <text:p text:style-name="P22">9</text:p>
            <text:p text:style-name="P23">10</text:p>
          </table:table-cell>
          <table:table-cell table:style-name="Table1.B1" office:value-type="string">
            <text:section text:style-name="Sect1" text:name="crayon-5b432707abbe0513416057-1">
              <text:p text:style-name="P25"><text:span text:style-name="T23">static</text:span><text:span text:style-name="T25"> </text:span><text:span text:style-name="T27">int</text:span><text:span text:style-name="T25"> </text:span><text:span text:style-name="T28">etx_open</text:span><text:span text:style-name="T30">(</text:span><text:span text:style-name="T27">struct</text:span><text:span text:style-name="T25"> </text:span><text:span text:style-name="T28">inode *</text:span><text:span text:style-name="T30">inode,</text:span><text:span text:style-name="T25"> </text:span><text:span text:style-name="T27">struct</text:span><text:span text:style-name="T25"> </text:span><text:span text:style-name="T28">file *</text:span><text:span text:style-name="T30">file)</text:span></text:p>
            </text:section>
            <text:section text:style-name="Sect2" text:name="crayon-5b432707abbe0513416057-2">
              <text:p text:style-name="P24">{</text:p>
            </text:section>
            <text:section text:style-name="Sect1" text:name="crayon-5b432707abbe0513416057-3">
              <text:p text:style-name="P26"><text:span text:style-name="T25"> </text:span><text:span text:style-name="T32">/*Creating Physical memory*/</text:span></text:p>
            </text:section>
            <text:section text:style-name="Sect2" text:name="crayon-5b432707abbe0513416057-4">
              <text:p text:style-name="P26"><text:span text:style-name="T24">if</text:span><text:span text:style-name="T31">((kernel_buffer</text:span><text:span text:style-name="T26"> </text:span><text:span text:style-name="T31">=</text:span><text:span text:style-name="T26"> </text:span><text:span text:style-name="T29">kmalloc</text:span><text:span text:style-name="T31">(mem_</text:span><text:span text:style-name="T20">size</text:span><text:span text:style-name="T26"> </text:span><text:span text:style-name="T31">,</text:span><text:span text:style-name="T26"> </text:span><text:span text:style-name="T31">GFP_KERNEL))</text:span><text:span text:style-name="T26"> </text:span><text:span text:style-name="T31">==</text:span><text:span text:style-name="T26"> </text:span><text:span text:style-name="T33">0</text:span><text:span text:style-name="T31">){</text:span></text:p>
            </text:section>
            <text:section text:style-name="Sect1" text:name="crayon-5b432707abbe0513416057-5">
              <text:p text:style-name="P26"><text:span text:style-name="T29">printk</text:span><text:span text:style-name="T31">(KERN_</text:span><text:span text:style-name="T20">INFO</text:span><text:span text:style-name="T26"> </text:span><text:span text:style-name="T34">"Cannot allocate memory in kernel\n"</text:span><text:span text:style-name="T31">);</text:span></text:p>
            </text:section>
            <text:section text:style-name="Sect2" text:name="crayon-5b432707abbe0513416057-6">
              <text:p text:style-name="P26"><text:span text:style-name="T24">return</text:span><text:span text:style-name="T26"> </text:span><text:span text:style-name="T31">-</text:span><text:span text:style-name="T33">1</text:span><text:span text:style-name="T31">;</text:span></text:p>
            </text:section>
            <text:section text:style-name="Sect1" text:name="crayon-5b432707abbe0513416057-7">
              <text:p text:style-name="P26"><text:span text:style-name="T31">}</text:span></text:p>
            </text:section>
            <text:section text:style-name="Sect2" text:name="crayon-5b432707abbe0513416057-8">
              <text:p text:style-name="P26"><text:span text:style-name="T29">printk</text:span><text:span text:style-name="T31">(KERN_</text:span><text:span text:style-name="T20">INFO</text:span><text:span text:style-name="T26"> </text:span><text:span text:style-name="T34">"Device File Opened...!!!\n"</text:span><text:span text:style-name="T31">);</text:span></text:p>
            </text:section>
            <text:section text:style-name="Sect1" text:name="crayon-5b432707abbe0513416057-9">
              <text:p text:style-name="P26"><text:span text:style-name="T24">return</text:span><text:span text:style-name="T26"> </text:span><text:span text:style-name="T33">0</text:span><text:span text:style-name="T31">;</text:span></text:p>
            </text:section>
            <text:section text:style-name="Sect2" text:name="crayon-5b432707abbe0513416057-10">
              <text:p text:style-name="P24">}</text:p>
            </text:section>
          </table:table-cell>
        </table:table-row>
      </table:table>
      <text:p text:style-name="Standard"/>
      <text:p text:style-name="Standard"/>
      <text:h text:style-name="P20" text:outline-level="2"><text:bookmark text:name="write"/><text:soft-page-break/>write()</text:h>
      <text:p text:style-name="P6">When write the data to the device file it will call this write function. Here i will copy the data from user space to kernel space using copy_from_user() function. In user space application you can use write() system call to write any data the device file.</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P22">1</text:p>
            <text:p text:style-name="P23">2</text:p>
            <text:p text:style-name="P22">3</text:p>
            <text:p text:style-name="P23">4</text:p>
            <text:p text:style-name="P22">5</text:p>
            <text:p text:style-name="P23">6</text:p>
          </table:table-cell>
          <table:table-cell table:style-name="Table2.B1" office:value-type="string">
            <text:section text:style-name="Sect1" text:name="crayon-5b432707abbeb365149490-1">
              <text:p text:style-name="P25"><text:span text:style-name="T23">static</text:span><text:span text:style-name="T25"> </text:span><text:span text:style-name="T28">ssize_t etx_write</text:span><text:span text:style-name="T30">(</text:span><text:span text:style-name="T27">struct</text:span><text:span text:style-name="T25"> </text:span><text:span text:style-name="T28">file *</text:span><text:span text:style-name="T30">filp,</text:span><text:span text:style-name="T25"> </text:span><text:span text:style-name="T23">const</text:span><text:span text:style-name="T25"> </text:span><text:span text:style-name="T27">char</text:span><text:span text:style-name="T25"> </text:span><text:span text:style-name="T28">__user *</text:span><text:span text:style-name="T30">buf,</text:span><text:span text:style-name="T25"> </text:span><text:span text:style-name="T28">size_t </text:span><text:span text:style-name="T30">len,</text:span><text:span text:style-name="T25"> </text:span><text:span text:style-name="T28">loff_t *</text:span><text:span text:style-name="T30">off)</text:span></text:p>
            </text:section>
            <text:section text:style-name="Sect2" text:name="crayon-5b432707abbeb365149490-2">
              <text:p text:style-name="P24">{</text:p>
            </text:section>
            <text:section text:style-name="Sect1" text:name="crayon-5b432707abbeb365149490-3">
              <text:p text:style-name="P26"><text:span text:style-name="T29">copy_from_user</text:span><text:span text:style-name="T31">(kernel_buffer,</text:span><text:span text:style-name="T26"> </text:span><text:span text:style-name="T31">buf,</text:span><text:span text:style-name="T26"> </text:span><text:span text:style-name="T31">len);</text:span></text:p>
            </text:section>
            <text:section text:style-name="Sect2" text:name="crayon-5b432707abbeb365149490-4">
              <text:p text:style-name="P26"><text:span text:style-name="T29">printk</text:span><text:span text:style-name="T31">(KERN_</text:span><text:span text:style-name="T20">INFO</text:span><text:span text:style-name="T26"> </text:span><text:span text:style-name="T34">"Data Write : Done!\n"</text:span><text:span text:style-name="T31">);</text:span></text:p>
            </text:section>
            <text:section text:style-name="Sect1" text:name="crayon-5b432707abbeb365149490-5">
              <text:p text:style-name="P26"><text:span text:style-name="T24">return</text:span><text:span text:style-name="T26"> </text:span><text:span text:style-name="T31">len;</text:span></text:p>
            </text:section>
            <text:section text:style-name="Sect2" text:name="crayon-5b432707abbeb365149490-6">
              <text:p text:style-name="P24">}</text:p>
            </text:section>
          </table:table-cell>
        </table:table-row>
      </table:table>
      <text:p text:style-name="Standard"/>
      <text:h text:style-name="P20" text:outline-level="2"><text:bookmark text:name="read"/>read()</text:h>
      <text:p text:style-name="P6">When we read the device file it will call this function. In this function i used copy_to_user(). This function is used to copy the data to user space application. In user space application you can use read() system call to read the data from the device file.</text:p>
      <text:p text:style-name="Standard"/>
      <text:p text:style-name="Standard"/>
      <table:table table:name="Table3" table:style-name="Table3">
        <table:table-column table:style-name="Table3.A"/>
        <table:table-column table:style-name="Table3.B"/>
        <table:table-row>
          <table:table-cell table:style-name="Table3.A1" office:value-type="string">
            <text:p text:style-name="P22">1</text:p>
            <text:p text:style-name="P23">2</text:p>
            <text:p text:style-name="P22">3</text:p>
            <text:p text:style-name="P23">4</text:p>
            <text:p text:style-name="P22">5</text:p>
            <text:p text:style-name="P23">6</text:p>
          </table:table-cell>
          <table:table-cell table:style-name="Table3.B1" office:value-type="string">
            <text:section text:style-name="Sect1" text:name="crayon-5b432707abbef346143740-1">
              <text:p text:style-name="P25"><text:span text:style-name="T23">static</text:span><text:span text:style-name="T25"> </text:span><text:span text:style-name="T28">ssize_t etx_read</text:span><text:span text:style-name="T30">(</text:span><text:span text:style-name="T27">struct</text:span><text:span text:style-name="T25"> </text:span><text:span text:style-name="T28">file *</text:span><text:span text:style-name="T30">filp,</text:span><text:span text:style-name="T25"> </text:span><text:span text:style-name="T27">char</text:span><text:span text:style-name="T25"> </text:span><text:span text:style-name="T28">__user *</text:span><text:span text:style-name="T30">buf,</text:span><text:span text:style-name="T25"> </text:span><text:span text:style-name="T28">size_t </text:span><text:span text:style-name="T30">len,</text:span><text:span text:style-name="T25"> </text:span><text:span text:style-name="T28">loff_t *</text:span><text:span text:style-name="T30">off)</text:span></text:p>
            </text:section>
            <text:section text:style-name="Sect2" text:name="crayon-5b432707abbef346143740-2">
              <text:p text:style-name="P24">{</text:p>
            </text:section>
            <text:section text:style-name="Sect1" text:name="crayon-5b432707abbef346143740-3">
              <text:p text:style-name="P26"><text:span text:style-name="T29">copy_to_user</text:span><text:span text:style-name="T31">(buf,</text:span><text:span text:style-name="T26"> </text:span><text:span text:style-name="T31">kernel_buffer,</text:span><text:span text:style-name="T26"> </text:span><text:span text:style-name="T31">mem_size);</text:span></text:p>
            </text:section>
            <text:section text:style-name="Sect2" text:name="crayon-5b432707abbef346143740-4">
              <text:p text:style-name="P26"><text:span text:style-name="T29">printk</text:span><text:span text:style-name="T31">(KERN_</text:span><text:span text:style-name="T20">INFO</text:span><text:span text:style-name="T26"> </text:span><text:span text:style-name="T34">"Data Read : Done!\n"</text:span><text:span text:style-name="T31">);</text:span></text:p>
            </text:section>
            <text:section text:style-name="Sect1" text:name="crayon-5b432707abbef346143740-5">
              <text:p text:style-name="P26"><text:span text:style-name="T24">return</text:span><text:span text:style-name="T26"> </text:span><text:span text:style-name="T31">mem_size;</text:span></text:p>
            </text:section>
            <text:section text:style-name="Sect2" text:name="crayon-5b432707abbef346143740-6">
              <text:p text:style-name="P24">}</text:p>
            </text:section>
          </table:table-cell>
        </table:table-row>
      </table:table>
      <text:p text:style-name="Standard"/>
      <text:h text:style-name="P20" text:outline-level="2"><text:bookmark text:name="close"/>close()</text:h>
      <text:p text:style-name="P6">When we close the device file that will call this function. Here i will free the memory that is allocated by kmalloc using kfree(). In user space application you can use close() system call to close the device file.</text:p>
      <text:p text:style-name="Standard"/>
      <text:p text:style-name="Standard"/>
      <table:table table:name="Table4" table:style-name="Table4">
        <table:table-column table:style-name="Table4.A"/>
        <table:table-column table:style-name="Table4.B"/>
        <table:table-row>
          <table:table-cell table:style-name="Table4.A1" office:value-type="string">
            <text:p text:style-name="P22">1</text:p>
            <text:p text:style-name="P23">2</text:p>
            <text:p text:style-name="P22">3</text:p>
            <text:p text:style-name="P23">4</text:p>
            <text:p text:style-name="P22">5</text:p>
            <text:p text:style-name="P23">6</text:p>
          </table:table-cell>
          <table:table-cell table:style-name="Table4.B1" office:value-type="string">
            <text:section text:style-name="Sect1" text:name="crayon-5b432707abbf3987777952-1">
              <text:p text:style-name="P25"><text:span text:style-name="T23">static</text:span><text:span text:style-name="T25"> </text:span><text:span text:style-name="T27">int</text:span><text:span text:style-name="T25"> </text:span><text:span text:style-name="T28">etx_release</text:span><text:span text:style-name="T30">(</text:span><text:span text:style-name="T27">struct</text:span><text:span text:style-name="T25"> </text:span><text:span text:style-name="T28">inode *</text:span><text:span text:style-name="T30">inode,</text:span><text:span text:style-name="T25"> </text:span><text:span text:style-name="T27">struct</text:span><text:span text:style-name="T25"> </text:span><text:span text:style-name="T28">file *</text:span><text:span text:style-name="T30">file)</text:span></text:p>
            </text:section>
            <text:section text:style-name="Sect2" text:name="crayon-5b432707abbf3987777952-2">
              <text:p text:style-name="P24">{</text:p>
            </text:section>
            <text:section text:style-name="Sect1" text:name="crayon-5b432707abbf3987777952-3">
              <text:p text:style-name="P26"><text:span text:style-name="T29">kfree</text:span><text:span text:style-name="T31">(kernel_buffer);</text:span></text:p>
            </text:section>
            <text:section text:style-name="Sect2" text:name="crayon-5b432707abbf3987777952-4">
              <text:p text:style-name="P26"><text:span text:style-name="T29">printk</text:span><text:span text:style-name="T31">(KERN_</text:span><text:span text:style-name="T20">INFO</text:span><text:span text:style-name="T26"> </text:span><text:span text:style-name="T34">"Device File Closed...!!!\n"</text:span><text:span text:style-name="T31">);</text:span></text:p>
            </text:section>
            <text:section text:style-name="Sect1" text:name="crayon-5b432707abbf3987777952-5">
              <text:p text:style-name="P26"><text:span text:style-name="T24">return</text:span><text:span text:style-name="T26"> </text:span><text:span text:style-name="T33">0</text:span><text:span text:style-name="T31">;</text:span></text:p>
            </text:section>
            <text:section text:style-name="Sect2" text:name="crayon-5b432707abbf3987777952-6">
              <text:p text:style-name="P24">}</text:p>
            </text:section>
          </table:table-cell>
        </table:table-row>
      </table:table>
      <text:p text:style-name="Standard"/>
      <text:p text:style-name="Standard"/>
      <text:p text:style-name="P4">Vim driver.c</text:p>
      <text:p text:style-name="P4"/>
      <text:p text:style-name="P5"><text:span text:style-name="T35">1. </text:span><text:span text:style-name="T5">Build the driver by using Makefile (</text:span><text:span text:style-name="Source_20_Text"><text:span text:style-name="Emphasis"><text:span text:style-name="T17">sudo make</text:span></text:span></text:span><text:span text:style-name="T5">)</text:span></text:p>
      <text:p text:style-name="P4"><text:span text:style-name="T5"/></text:p>
      <text:p text:style-name="P4"><text:span text:style-name="T5">vim test_app.c</text:span></text:p>
      <text:p text:style-name="Standard"/>
      <text:p text:style-name="P5"><text:span text:style-name="T35">2. </text:span><text:span text:style-name="T13">gcc -o test_app test_app.c</text:span></text:p>
      <text:p text:style-name="Standard"/>
      <text:h text:style-name="P19" text:outline-level="1"><text:bookmark text:name="Execution_Output"/><text:soft-page-break/>Execution (Output)</text:h>
      <text:list xml:id="list1250943295304080701" text:style-name="L14">
        <text:list-item>
          <text:p text:style-name="P14"><text:span text:style-name="T2">Load the driver using </text:span><text:span text:style-name="Source_20_Text"><text:span text:style-name="T11">sudo insmod driver.ko</text:span></text:span></text:p>
        </text:list-item>
        <text:list-item>
          <text:p text:style-name="P14"><text:span text:style-name="T2">Run the application (</text:span><text:span text:style-name="Source_20_Text"><text:span text:style-name="T11">sudo ./test_app</text:span></text:span><text:span text:style-name="T2">)</text:span></text:p>
        </text:list-item>
      </text:list>
      <text:p text:style-name="Standard"/>
      <text:p text:style-name="Standard"><text:tab/><text:span text:style-name="Source_20_Text"><text:span text:style-name="T14">*********************************</text:span></text:span><text:span text:style-name="T2"><text:line-break/><text:tab/></text:span><text:span text:style-name="Source_20_Text"><text:span text:style-name="T14">*******</text:span></text:span><text:span text:style-name="Source_20_Text"><text:span text:style-name="T18">WWW.</text:span></text:span><text:span text:style-name="Source_20_Text"><text:span text:style-name="T19">Technologics</text:span></text:span><text:span text:style-name="Source_20_Text"><text:span text:style-name="T18">.</text:span></text:span><text:span text:style-name="Source_20_Text"><text:span text:style-name="T19">in</text:span></text:span><text:span text:style-name="Source_20_Text"><text:span text:style-name="T18">*******</text:span></text:span><text:span text:style-name="T2"><text:line-break/><text:tab/></text:span><text:span text:style-name="Source_20_Text"><text:span text:style-name="T14">****Please Enter the Option******</text:span></text:span><text:span text:style-name="T2"><text:line-break/><text:tab/></text:span><text:span text:style-name="Source_20_Text"><text:span text:style-name="T14">1. Write </text:span></text:span><text:span text:style-name="T2"><text:line-break/><text:tab/></text:span><text:span text:style-name="Source_20_Text"><text:span text:style-name="T14">2. Read </text:span></text:span><text:span text:style-name="T2"><text:line-break/><text:tab/></text:span><text:span text:style-name="Source_20_Text"><text:span text:style-name="T14">3. Exit </text:span></text:span><text:span text:style-name="T2"><text:line-break/><text:tab/></text:span><text:span text:style-name="Source_20_Text"><text:span text:style-name="T14">*********************************</text:span></text:span></text:p>
      <text:p text:style-name="Standard"/>
      <text:list xml:id="list1911836767217843624" text:style-name="L18">
        <text:list-header>
          <text:p text:style-name="P16">Select option 1 to write data to driver and write the string ( In this case i’m going to write “<text:span text:style-name="T35">Technologics</text:span>” to driver.</text:p>
        </text:list-header>
      </text:list>
      <text:p text:style-name="Standard"/>
      <text:p text:style-name="P10"><text:span text:style-name="Source_20_Text"><text:span text:style-name="T14"><text:tab/>1</text:span></text:span><text:line-break/><text:tab/><text:span text:style-name="Source_20_Text"><text:span text:style-name="T14">Your Option = 1</text:span></text:span><text:line-break/><text:tab/><text:span text:style-name="Source_20_Text"><text:span text:style-name="T14">Enter the string to write into driver :</text:span></text:span><text:span text:style-name="Source_20_Text"><text:span text:style-name="T15">Technologics</text:span></text:span><text:line-break/><text:tab/><text:span text:style-name="Source_20_Text"><text:span text:style-name="T14">Data Writing ...Done!</text:span></text:span><text:line-break/><text:tab/><text:span text:style-name="Source_20_Text"><text:span text:style-name="T14">****Please Enter the Option******</text:span></text:span><text:line-break/><text:tab/><text:span text:style-name="Source_20_Text"><text:span text:style-name="T14">1. Write </text:span></text:span><text:line-break/><text:tab/><text:span text:style-name="Source_20_Text"><text:span text:style-name="T14">2. Read </text:span></text:span><text:line-break/><text:tab/><text:span text:style-name="Source_20_Text"><text:span text:style-name="T14">3. Exit </text:span></text:span><text:line-break/><text:tab/><text:span text:style-name="Source_20_Text"><text:span text:style-name="T14">*********************************</text:span></text:span></text:p>
      <text:p text:style-name="Standard"/>
      <text:list xml:id="list616940840332479319" text:style-name="L19">
        <text:list-item>
          <text:p text:style-name="P15"><text:span text:style-name="T2">That “</text:span><text:span text:style-name="T3">Technologics</text:span><text:span text:style-name="T2">” string got passed to the driver. And driver stored that string in the kernel space. That kernel space was allocated by </text:span><text:span text:style-name="Source_20_Text"><text:span text:style-name="T11">kmalloc</text:span></text:span><text:span text:style-name="T2">.</text:span></text:p>
        </text:list-item>
        <text:list-item>
          <text:p text:style-name="P13">Now select the option 2 to read the data from the device driver.</text:p>
        </text:list-item>
      </text:list>
      <text:p text:style-name="Standard"/>
      <text:p text:style-name="Standard"><text:tab/><text:span text:style-name="Source_20_Text"><text:span text:style-name="T14">2</text:span></text:span><text:span text:style-name="T36"><text:line-break/><text:tab/></text:span><text:span text:style-name="Source_20_Text"><text:span text:style-name="T14">Your Option = 2</text:span></text:span><text:span text:style-name="T36"><text:line-break/><text:tab/></text:span><text:span text:style-name="Source_20_Text"><text:span text:style-name="T14">Data Reading ...Done!</text:span></text:span></text:p>
      <text:p text:style-name="P18"><text:span text:style-name="Source_20_Text"><text:span text:style-name="T14"><text:tab/>Data = embetronicx</text:span></text:span></text:p>
      <text:p text:style-name="Standard"/>
      <text:list xml:id="list7853406365874946855" text:style-name="L22">
        <text:list-header>
          <text:p text:style-name="P17">See now, we got that string “<text:span text:style-name="T37">Technologics</text:span>”.</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serif"/>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5:25:48.231046702</meta:creation-date>
    <dc:date>2018-07-09T16:21:49.647709018</dc:date>
    <meta:editing-duration>PT10M31S</meta:editing-duration>
    <meta:editing-cycles>5</meta:editing-cycles>
    <meta:generator>LibreOffice/5.1.6.2$Linux_X86_64 LibreOffice_project/10m0$Build-2</meta:generator>
    <meta:document-statistic meta:table-count="4" meta:image-count="0" meta:object-count="0" meta:page-count="7" meta:paragraph-count="145" meta:word-count="1096" meta:character-count="6672" meta:non-whitespace-character-count="5635"/>
  </office:meta>
</office:document-meta>
</file>